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7e245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7e245" style:font-name-complex="Chilanka"/>
    </style:style>
    <style:style style:name="P3" style:family="paragraph" style:parent-style-name="Standard">
      <style:text-properties style:font-name="Chilanka" officeooo:rsid="000b764f" officeooo:paragraph-rsid="0007e245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7e245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7e245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7e245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07e245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07e245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07e245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1127af" officeooo:paragraph-rsid="0007e245"/>
    </style:style>
    <style:style style:name="P11" style:family="paragraph" style:parent-style-name="Standard">
      <style:text-properties officeooo:rsid="0008d400" officeooo:paragraph-rsid="0007e245"/>
    </style:style>
    <style:style style:name="P12" style:family="paragraph" style:parent-style-name="Standard">
      <style:text-properties officeooo:rsid="000a77fc" officeooo:paragraph-rsid="0007e245"/>
    </style:style>
    <style:style style:name="P13" style:family="paragraph" style:parent-style-name="Standard">
      <style:text-properties officeooo:rsid="000ed379" officeooo:paragraph-rsid="0007e245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7e245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>
      <style:text-properties officeooo:rsid="001127af" officeooo:paragraph-rsid="00092603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fo:font-size="15pt" fo:font-style="normal" fo:font-weight="normal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5" style:family="text">
      <style:text-properties style:font-name="Rachana" fo:font-size="15pt" fo:font-style="normal" fo:font-weight="normal" officeooo:rsid="001127af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6" style:family="text">
      <style:text-properties style:font-name="Rachana" style:font-name-complex="Rachana"/>
    </style:style>
    <style:style style:name="T7" style:family="text">
      <style:text-properties officeooo:rsid="000b764f"/>
    </style:style>
    <style:style style:name="T8" style:family="text">
      <style:text-properties fo:color="#000000" style:font-name="Chilanka" fo:font-style="normal" style:text-underline-style="none" fo:font-weight="bold" style:font-style-asian="normal" style:font-weight-asian="bold" style:font-name-complex="Chilanka" style:font-style-complex="normal" style:font-weight-complex="bold"/>
    </style:style>
    <style:style style:name="T9" style:family="text">
      <style:text-properties fo:color="#000000" style:font-name="Chilanka" fo:font-style="normal" style:text-underline-style="none" fo:font-weight="bold" officeooo:rsid="000b764f" style:font-style-asian="normal" style:font-weight-asian="bold" style:font-name-complex="Chilanka" style:font-style-complex="normal" style:font-weight-complex="bold"/>
    </style:style>
    <style:style style:name="T10" style:family="text">
      <style:text-properties fo:color="#000000" style:font-name="Chilanka" fo:font-style="normal" style:text-underline-style="none" fo:font-weight="bold" officeooo:rsid="00092603" style:font-style-asian="normal" style:font-weight-asian="bold" style:font-name-complex="Chilanka" style:font-style-complex="normal" style:font-weight-complex="bold"/>
    </style:style>
    <style:style style:name="T11" style:family="text">
      <style:text-properties officeooo:rsid="000ed379"/>
    </style:style>
    <style:style style:name="T12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5"><text:span text:style-name="T8">സെക്രട്ടറി <text:s/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10">TO</text:span></text:p>
      <text:p text:style-name="P15"><text:span text:style-name="T10"><text:database-display text:table-name="Sheet1" text:table-type="table" text:column-name="Name" text:database-name="address_mal6">&lt;Name&gt;</text:database-display></text:span><text:span text:style-name="T8"><text:s/><text:line-break/></text:span><text:span text:style-name="T8"><text:database-display text:table-name="Sheet1" text:table-type="table" text:column-name="House Name" text:database-name="address_mal6">&lt;House Name&gt;</text:database-display></text:span><text:span text:style-name="T8"> </text:span></text:p>
      <text:p text:style-name="P15"><text:span text:style-name="T8"><text:database-display text:table-name="Sheet1" text:table-type="table" text:column-name="Street Name" text:database-name="address_mal6">&lt;Street Name&gt;</text:database-display></text:span><text:span text:style-name="T8"><text:s text:c="6"/></text:span></text:p>
      <text:p text:style-name="P15"><text:span text:style-name="T8"/></text:p>
      <text:p text:style-name="P15"><text:span text:style-name="T8"><text:s text:c="93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വേണുക്കുട്ടന്‍ കെ.കെ.</text:p>
      <text:p text:style-name="P12">കണ്ടനാട്ട് വീട്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അമ്പുജാക്ഷന്‍</text:p>
      <text:p text:style-name="P12">തകിടിയില്‍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ുനില</text:p>
      <text:p text:style-name="P12">കല്ലാട്ട്</text:p>
      <text:p text:style-name="P12">കായിപ്പുറ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വിമലൻ</text:p>
      <text:p text:style-name="P12">തോപ്പുവെളി</text:p>
      <text:p text:style-name="P12">വാരണം <text:s/></text:p>
      <text:p text:style-name="P12">മുഹമ്മ</text:p>
      <text:p text:style-name="P12">68855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അനില്‍കുമാര്‍</text:p>
      <text:p text:style-name="P12">KOCHU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ബെൻസ്ലൽ</text:p>
      <text:p text:style-name="P12">POTTAYIL</text:p>
      <text:p text:style-name="P12">പുത്തനങ്ങാടി <text:s/></text:p>
      <text:p text:style-name="P12">വാരണം</text:p>
      <text:p text:style-name="P12">68855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തിലകന്‍ കെ വി</text:p>
      <text:p text:style-name="P12">KANDANATTU VELI</text:p>
      <text:p text:style-name="P12">ചാരമംഗലം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അജിത്കുമാർ <text:s/>എസ്.</text:p>
      <text:p text:style-name="P12">PALLIYAZHATH HOUSE</text:p>
      <text:p text:style-name="P12">മരുതോര്‍വട്ടം <text:s/></text:p>
      <text:p text:style-name="P12">വാരണം</text:p>
      <text:p text:style-name="P12">688539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മോഹനന്‍</text:p>
      <text:p text:style-name="P12">KOCHUVELI</text:p>
      <text:p text:style-name="P12">വാരണം <text:s/></text:p>
      <text:p text:style-name="P12">വാരണം</text:p>
      <text:p text:style-name="P12">68855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ഉല്ലാസ്. എം എന്‍</text:p>
      <text:p text:style-name="P12">MULLASSERI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ലാലു</text:p>
      <text:p text:style-name="P12">VADAKKE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പുരുഷോത്തമന്‍</text:p>
      <text:p text:style-name="P12">PALACKAL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ഒാമനകുട്ടന്‍ ജി.</text:p>
      <text:p text:style-name="P12">MALIKA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ജയകുമാര്‍ .വി.പി.</text:p>
      <text:p text:style-name="P12">KANDANATTUNADUVILECHIRA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ഷാജി</text:p>
      <text:p text:style-name="P12">MAPPILA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ജയന്‍ പി..</text:p>
      <text:p text:style-name="P12">KIZHAKKEKOLLAMPARAMBU</text:p>
      <text:p text:style-name="P12">പുത്തനങ്ങാടി <text:s/></text:p>
      <text:p text:style-name="P12">മുഹമ്മ</text:p>
      <text:p text:style-name="P12">68855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അജിമോണ്‍ വ.ബി.</text:p>
      <text:p text:style-name="P12">VELIYIL PARAMBIL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ചന്ദ്രബാബു സി.എം.</text:p>
      <text:p text:style-name="P12">CHANIVELI</text:p>
      <text:p text:style-name="P12">ചാരമംഗലം <text:s/></text:p>
      <text:p text:style-name="P12">മരുതോര്‍വട്ട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ധനേഷ് വി.</text:p>
      <text:p text:style-name="P12">CHALUVELI</text:p>
      <text:p text:style-name="P12">കായിപ്പുറം <text:s/></text:p>
      <text:p text:style-name="P12">മരുതോര്‍വട്ട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ലാലു.വി.എ.</text:p>
      <text:p text:style-name="P12">VADAKKEVELI</text:p>
      <text:p text:style-name="P12">ചാരമംഗലം <text:s/></text:p>
      <text:p text:style-name="P12">മരുതോര്‍വട്ട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രഖുവരാൻ</text:p>
      <text:p text:style-name="P12">ANIKKATTUVELI</text:p>
      <text:p text:style-name="P12">ചാരമംഗലം <text:s/></text:p>
      <text:p text:style-name="P12">മരുതോര്‍വട്ട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തീഷ്‌ വി.പി.</text:p>
      <text:p text:style-name="P12">VELINTHARAVELI</text:p>
      <text:p text:style-name="P12">ചാരമംഗലം <text:s/></text:p>
      <text:p text:style-name="P12">മരുതോര്‍വട്ട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പ്രദീപ് ദാസ്‌ എം.ആര്‍</text:p>
      <text:p text:style-name="P12">MULLASSERI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രാജേഷ്‌.</text:p>
      <text:p text:style-name="P12">MANGALATH</text:p>
      <text:p text:style-name="P12">മുഹമ്മ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രെജുമോന്‍ <text:s/>ടി വി</text:p>
      <text:p text:style-name="P12">REVATHYNILATHIL</text:p>
      <text:p text:style-name="P12">മുഹമ്മ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അനിൽ എം.ടി</text:p>
      <text:p text:style-name="P12">MULLASSERIVELI</text:p>
      <text:p text:style-name="P12">പുത്തനങ്ങാടി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ുരേഷ് കുമാർ.ടി.കെ.</text:p>
      <text:p text:style-name="P12">THAKIDIVELI</text:p>
      <text:p text:style-name="P12">വാരണം <text:s/></text:p>
      <text:p text:style-name="P12">മരുതോര്‍വട്ട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ോമൻ</text:p>
      <text:p text:style-name="P12">PUTHUVEETTUVELI</text:p>
      <text:p text:style-name="P12">മുഹമ്മ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പ്രസാദ്‌ വി. പി.</text:p>
      <text:p text:style-name="P12">VELEEPARAMBU</text:p>
      <text:p text:style-name="P12">മുഹമ്മ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ഉദയന്‍ കെ.ആര്‍.</text:p>
      <text:p text:style-name="P12">KOLLAMPARAMBU</text:p>
      <text:p text:style-name="P12">വാരണം <text:s/></text:p>
      <text:p text:style-name="P12">വാരണം</text:p>
      <text:p text:style-name="P12">68855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ഉദയകുമാർ ജി.</text:p>
      <text:p text:style-name="P12">VELEEPARAMBU</text:p>
      <text:p text:style-name="P12">ചാരമംഗലം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പ്രസന്നൻ ക.ക.</text:p>
      <text:p text:style-name="P12">KANDANATTUVELI</text:p>
      <text:p text:style-name="P12">ചാരമംഗലം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ന്തോഷ് കുമാര്‍</text:p>
      <text:p text:style-name="P12">EDAPARAMBIL</text:p>
      <text:p text:style-name="P12">വാരണം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അശോകാൻ</text:p>
      <text:p text:style-name="P12">THAKIDI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ചന്ദ്രബാബു</text:p>
      <text:p text:style-name="P12">PALACKAL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രാജേന്ദ്രന്‍പിള്ള റ്റി. റ്റി.</text:p>
      <text:p text:style-name="P12">PALACKAL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ുനില</text:p>
      <text:p text:style-name="P12">PALACKAL VELI</text:p>
      <text:p text:style-name="P12">ചാരമംഗലം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ൈജു എ.സി.</text:p>
      <text:p text:style-name="P12">ARAICKALVELI</text:p>
      <text:p text:style-name="P12">വാരണം <text:s/></text:p>
      <text:p text:style-name="P12">വാരണം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സന്തോഷ്‌ </text:p>
      <text:p text:style-name="P12">VELIYILHOUSE</text:p>
      <text:p text:style-name="P12">മുഹമ്മ <text:s/></text:p>
      <text:p text:style-name="P12">മുഹമ്മ</text:p>
      <text:p text:style-name="P12">688525 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<text:span text:style-name="T8">സെക്രട്ടറി <text:s text:c="102"/></text:span><text:span text:style-name="T9">ഹെഡ്‌മാസ്റ്റ</text:span><text:span text:style-name="T8">ര്‍ <text:s text:c="96"/></text:span>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11">\</text:span><text:span text:style-name="T12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7">ഹെഡ്‌മാസ്റ്റ</text:span>ര്‍ <text:s text:c="97"/></text:p>
      <text:p text:style-name="P9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<text:s/>ഇന്ദ്രജിത്ത്</text:p>
      <text:p text:style-name="P12">PALACKAL ALVELI</text:p>
      <text:p text:style-name="P12">ചാരമംഗലം <text:s/></text:p>
      <text:p text:style-name="P12">മുഹമ്മ</text:p>
      <text:p text:style-name="P12">68852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4T18:43:36.395821866</dc:date>
    <meta:editing-cycles>8</meta:editing-cycles>
    <meta:editing-duration>PT26M7S</meta:editing-duration>
    <meta:document-statistic meta:table-count="0" meta:image-count="0" meta:object-count="0" meta:page-count="1919" meta:paragraph-count="11644" meta:word-count="79016" meta:character-count="675998" meta:non-whitespace-character-count="314558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../address_mal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